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4"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6" style:family="paragraph" style:parent-style-name="Standard">
      <style:text-properties fo:font-size="12pt" fo:font-weight="normal" officeooo:rsid="00243e59" officeooo:paragraph-rsid="00615e96" style:font-size-asian="12pt" style:font-weight-asian="normal" style:font-size-complex="12pt" style:font-weight-complex="normal"/>
    </style:style>
    <style:style style:name="P7"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8"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1"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12" style:family="paragraph" style:parent-style-name="Standard">
      <style:text-properties fo:font-size="12pt" fo:font-weight="normal" officeooo:rsid="0047dcee" officeooo:paragraph-rsid="004d2261" style:font-size-asian="12pt" style:font-weight-asian="normal" style:font-size-complex="12pt" style:font-weight-complex="normal"/>
    </style:style>
    <style:style style:name="P13" style:family="paragraph" style:parent-style-name="Standard">
      <style:text-properties fo:font-size="12pt" fo:font-weight="normal" officeooo:rsid="0047dcee" officeooo:paragraph-rsid="004db95b" style:font-size-asian="12pt" style:font-weight-asian="normal" style:font-size-complex="12pt" style:font-weight-complex="normal"/>
    </style:style>
    <style:style style:name="P14" style:family="paragraph" style:parent-style-name="Standard">
      <style:text-properties fo:font-size="12pt" fo:font-weight="normal" officeooo:rsid="0024ab98" officeooo:paragraph-rsid="004d2261" style:font-size-asian="12pt" style:font-weight-asian="normal" style:font-size-complex="12pt" style:font-weight-complex="normal"/>
    </style:style>
    <style:style style:name="P15" style:family="paragraph" style:parent-style-name="Standard">
      <style:text-properties fo:font-size="12pt" fo:font-weight="normal" officeooo:rsid="004db95b" officeooo:paragraph-rsid="004db95b" style:font-size-asian="12pt" style:font-weight-asian="normal" style:font-size-complex="12pt" style:font-weight-complex="normal"/>
    </style:style>
    <style:style style:name="P16" style:family="paragraph" style:parent-style-name="Standard">
      <style:text-properties fo:font-size="12pt" fo:font-weight="normal" officeooo:rsid="004db95b" officeooo:paragraph-rsid="0054c252" style:font-size-asian="12pt" style:font-weight-asian="normal" style:font-size-complex="12pt" style:font-weight-complex="normal"/>
    </style:style>
    <style:style style:name="P17"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18" style:family="paragraph" style:parent-style-name="Standard">
      <style:text-properties fo:font-size="12pt" fo:font-weight="normal" officeooo:rsid="004fb27a" officeooo:paragraph-rsid="004fb27a" style:font-size-asian="12pt" style:font-weight-asian="normal" style:font-size-complex="12pt" style:font-weight-complex="normal"/>
    </style:style>
    <style:style style:name="P19" style:family="paragraph" style:parent-style-name="Standard">
      <style:text-properties fo:font-size="12pt" fo:font-weight="normal" officeooo:rsid="0052d60c" officeooo:paragraph-rsid="0052d60c" style:font-size-asian="12pt" style:font-weight-asian="normal" style:font-size-complex="12pt" style:font-weight-complex="normal"/>
    </style:style>
    <style:style style:name="P20" style:family="paragraph" style:parent-style-name="Standard">
      <style:text-properties fo:font-size="12pt" fo:font-weight="normal" officeooo:rsid="0052d60c" officeooo:paragraph-rsid="004fb27a" style:font-size-asian="12pt" style:font-weight-asian="normal" style:font-size-complex="12pt" style:font-weight-complex="normal"/>
    </style:style>
    <style:style style:name="P21" style:family="paragraph" style:parent-style-name="Standard">
      <style:text-properties fo:font-size="12pt" fo:font-weight="normal" officeooo:rsid="004d2261" officeooo:paragraph-rsid="004d2261" style:font-size-asian="12pt" style:font-weight-asian="normal" style:font-size-complex="12pt" style:font-weight-complex="normal"/>
    </style:style>
    <style:style style:name="P22"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23"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24" style:family="paragraph" style:parent-style-name="Standard">
      <style:text-properties fo:font-size="12pt" fo:font-weight="normal" officeooo:rsid="00562384" officeooo:paragraph-rsid="00562384" style:font-size-asian="12pt" style:font-weight-asian="normal" style:font-size-complex="12pt" style:font-weight-complex="normal"/>
    </style:style>
    <style:style style:name="P25" style:family="paragraph" style:parent-style-name="Standard">
      <style:text-properties fo:font-size="12pt" fo:font-weight="normal" officeooo:rsid="0057f369" officeooo:paragraph-rsid="0057f369" style:font-size-asian="12pt" style:font-weight-asian="normal" style:font-size-complex="12pt" style:font-weight-complex="normal"/>
    </style:style>
    <style:style style:name="P26" style:family="paragraph" style:parent-style-name="Standard">
      <style:text-properties fo:font-size="12pt" fo:font-weight="normal" officeooo:rsid="0058e76a" officeooo:paragraph-rsid="0058e76a" style:font-size-asian="12pt" style:font-weight-asian="normal" style:font-size-complex="12pt" style:font-weight-complex="normal"/>
    </style:style>
    <style:style style:name="P27"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28"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29"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30"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31"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32"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33"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34"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35"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36"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37"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38"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39"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40"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41"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42"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43" style:family="paragraph" style:parent-style-name="Standard">
      <style:text-properties fo:font-size="14pt" fo:font-weight="bold" officeooo:rsid="0047dcee" officeooo:paragraph-rsid="004d2261" style:font-size-asian="14pt" style:font-weight-asian="bold" style:font-size-complex="14pt" style:font-weight-complex="bold"/>
    </style:style>
    <style:style style:name="P44" style:family="paragraph" style:parent-style-name="Standard">
      <style:text-properties fo:font-size="14pt" fo:font-weight="bold" officeooo:rsid="005a92f7" officeooo:paragraph-rsid="005a92f7" style:font-size-asian="14pt" style:font-weight-asian="bold" style:font-size-complex="14pt" style:font-weight-complex="bold"/>
    </style:style>
    <style:style style:name="P45"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46"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47"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48"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49" style:family="paragraph" style:parent-style-name="Standard">
      <style:text-properties fo:font-size="14pt" fo:font-weight="bold" officeooo:rsid="005f84a5" officeooo:paragraph-rsid="00696f8c" style:font-size-asian="14pt" style:font-weight-asian="bold" style:font-size-complex="14pt" style:font-weight-complex="bold"/>
    </style:style>
    <style:style style:name="P50"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51"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52"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53" style:family="paragraph" style:parent-style-name="Standard">
      <style:text-properties fo:font-size="14pt" fo:font-weight="bold" officeooo:rsid="00696f8c" officeooo:paragraph-rsid="00696f8c" style:font-size-asian="14pt" style:font-weight-asian="bold" style:font-size-complex="14pt" style:font-weight-complex="bold"/>
    </style:style>
    <style:style style:name="P54"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5"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6"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7"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8"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59"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60"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61"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62"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63" style:family="paragraph" style:parent-style-name="Standard">
      <style:text-properties fo:font-size="14pt" fo:font-weight="bold" officeooo:rsid="005f84a5" officeooo:paragraph-rsid="00696f8c" style:font-size-asian="14pt" style:font-weight-asian="bold" style:font-size-complex="14pt" style:font-weight-complex="bold"/>
    </style:style>
    <style:style style:name="P64"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65"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66"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67" style:family="paragraph" style:parent-style-name="Standard">
      <style:text-properties fo:font-size="14pt" fo:font-weight="bold" officeooo:rsid="00696f8c" officeooo:paragraph-rsid="00696f8c" style:font-size-asian="14pt" style:font-weight-asian="bold" style:font-size-complex="14pt" style:font-weight-complex="bold"/>
    </style:style>
    <style:style style:name="P68"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69"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70"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71"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72"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73" style:family="paragraph" style:parent-style-name="Standard">
      <style:text-properties fo:font-size="12pt" fo:font-weight="normal" officeooo:rsid="00243e59" officeooo:paragraph-rsid="00679fa9" style:font-size-asian="12pt" style:font-weight-asian="normal" style:font-size-complex="12pt" style:font-weight-complex="normal"/>
    </style:style>
    <style:style style:name="P74" style:family="paragraph" style:parent-style-name="Standard">
      <style:text-properties fo:font-size="12pt" fo:font-weight="normal" officeooo:rsid="0058e76a" officeooo:paragraph-rsid="0057f369" style:font-size-asian="12pt" style:font-weight-asian="normal" style:font-size-complex="12pt" style:font-weight-complex="normal"/>
    </style:style>
    <style:style style:name="P75" style:family="paragraph" style:parent-style-name="Standard">
      <style:text-properties fo:font-size="12pt" fo:font-weight="normal" officeooo:rsid="0057f369" officeooo:paragraph-rsid="004ea116" style:font-size-asian="12pt" style:font-weight-asian="normal" style:font-size-complex="12pt" style:font-weight-complex="normal"/>
    </style:style>
    <style:style style:name="P76"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T1" style:family="text">
      <style:text-properties officeooo:rsid="004ea116"/>
    </style:style>
    <style:style style:name="T2" style:family="text">
      <style:text-properties officeooo:rsid="00511f21"/>
    </style:style>
    <style:style style:name="T3" style:family="text">
      <style:text-properties officeooo:rsid="0054c252"/>
    </style:style>
    <style:style style:name="T4" style:family="text">
      <style:text-properties officeooo:rsid="00562384"/>
    </style:style>
    <style:style style:name="T5" style:family="text">
      <style:text-properties officeooo:rsid="0057f369"/>
    </style:style>
    <style:style style:name="T6" style:family="text">
      <style:text-properties officeooo:rsid="0058e76a"/>
    </style:style>
    <style:style style:name="T7" style:family="text">
      <style:text-properties officeooo:rsid="005d0462"/>
    </style:style>
    <style:style style:name="T8" style:family="text">
      <style:text-properties officeooo:rsid="005dbff2"/>
    </style:style>
    <style:style style:name="T9" style:family="text">
      <style:text-properties officeooo:rsid="005f84a5"/>
    </style:style>
    <style:style style:name="T10" style:family="text">
      <style:text-properties officeooo:rsid="00615e96"/>
    </style:style>
    <style:style style:name="T11" style:family="text">
      <style:text-properties officeooo:rsid="0062d0ad"/>
    </style:style>
    <style:style style:name="T12" style:family="text">
      <style:text-properties officeooo:rsid="00643f98"/>
    </style:style>
    <style:style style:name="T13" style:family="text">
      <style:text-properties officeooo:rsid="0066c1b4"/>
    </style:style>
    <style:style style:name="T14" style:family="text">
      <style:text-properties officeooo:rsid="00679fa9"/>
    </style:style>
    <style:style style:name="T15" style:family="text">
      <style:text-properties style:font-name="monospace"/>
    </style:style>
    <style:style style:name="T16" style:family="text">
      <style:text-properties style:font-name="monospace" officeooo:rsid="00679fa9"/>
    </style:style>
    <style:style style:name="T17" style:family="text">
      <style:text-properties officeooo:rsid="00696f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57"><text:s text:c="23"/>Fossi-Foundation <text:s/>EDA <text:span text:style-name="T9">Standards</text:span></text:p>
      <text:p text:style-name="P56"/>
      <text:p text:style-name="P56"/>
      <text:p text:style-name="P57"/>
      <text:p text:style-name="P57"/>
      <text:p text:style-name="P57"/>
      <text:p text:style-name="P57"/>
      <text:p text:style-name="P57"/>
      <text:p text:style-name="P57"/>
      <text:p text:style-name="P57"/>
      <text:p text:style-name="P58"><text:s text:c="33"/>libreChainEDA </text:p>
      <text:p text:style-name="P58"><text:s text:c="36"/>User Manual</text:p>
      <text:p text:style-name="P57"/>
      <text:p text:style-name="P56"/>
      <text:p text:style-name="P56"/>
      <text:p text:style-name="P56"/>
      <text:p text:style-name="P56"/>
      <text:p text:style-name="P56"/>
      <text:p text:style-name="P56"/>
      <text:p text:style-name="P55"><text:s text:c="55"/></text:p>
      <text:p text:style-name="P55"/>
      <text:p text:style-name="P55"><text:s text:c="46"/></text:p>
      <text:p text:style-name="P55"/>
      <text:p text:style-name="P55"/>
      <text:p text:style-name="P55"/>
      <text:p text:style-name="P54"/>
      <text:p text:style-name="P54"/>
      <text:p text:style-name="P54"><text:s text:c="56"/><text:span text:style-name="T11">3 <text:s/>Sep 2016</text:span></text:p>
      <text:p text:style-name="P37"><text:soft-page-break/></text:p>
      <text:p text:style-name="P37"/>
      <text:p text:style-name="P44">Manifesto</text:p>
      <text:p text:style-name="P37"/>
      <text:p text:style-name="P27">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9">the </text:span>software <text:span text:style-name="T9">world</text:span>.</text:p>
      <text:p text:style-name="P27"/>
      <text:p text:style-name="P27"><text:span text:style-name="T9">LibreChainEDA is a program </text:span><text:s/>by the fossi-foundation to create and support a completely open sourced EDA tool flow. <text:span text:style-name="T7">The program goals are to:</text:span></text:p>
      <text:p text:style-name="P27"/>
      <text:p text:style-name="P27"/>
      <text:p text:style-name="P27"/>
      <text:p text:style-name="P27">1) Identify <text:span text:style-name="T7">a</text:span> set of open sourced EDA tools t<text:span text:style-name="T7">o be</text:span> supported under this <text:span text:style-name="T9">program</text:span>.</text:p>
      <text:p text:style-name="P27"/>
      <text:p text:style-name="P27"/>
      <text:p text:style-name="P27">2) Provide system administration support over the internet to all users</text:p>
      <text:p text:style-name="P27"/>
      <text:p text:style-name="P27"><text:s text:c="4"/>Create install scripts for all major linux distros.</text:p>
      <text:p text:style-name="P27"/>
      <text:p text:style-name="P27"><text:s text:c="4"/>Provide mirrors for all tool <text:span text:style-name="T9">installs from</text:span> one location</text:p>
      <text:p text:style-name="P27"/>
      <text:p text:style-name="P27"><text:s text:c="4"/><text:span text:style-name="T9">Work </text:span><text:s/>with the tool design teams to provide tool <text:span text:style-name="T9">installs from </text:span>major linux app servers <text:s/>(ex: Ubuntu)</text:p>
      <text:p text:style-name="P27"/>
      <text:p text:style-name="P27"><text:s text:c="4"/><text:span text:style-name="T9">Work with the tool design teams to identify and fill needs in open sourced tools.</text:span></text:p>
      <text:p text:style-name="P28"/>
      <text:p text:style-name="P28"/>
      <text:p text:style-name="P28"/>
      <text:p text:style-name="P28"><text:span text:style-name="T9">3</text:span>) Create <text:span text:style-name="T7">a packaging and</text:span> coding guidelines document for hardware <text:span text:style-name="T8">IP</text:span> designers.</text:p>
      <text:p text:style-name="P28"/>
      <text:p text:style-name="P28"/>
      <text:p text:style-name="P29"><text:span text:style-name="T9">4</text:span>) Create a document for tool smiths <text:span text:style-name="T9">of best practices for</text:span> <text:s/>EDA tool <text:span text:style-name="T9">design.</text:span></text:p>
      <text:p text:style-name="P30"/>
      <text:p text:style-name="P8"><text:s text:c="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2"><text:span text:style-name="T10">LibreChainEDA Is/Is Not list</text:span>.</text:p>
      <text:p text:style-name="P1"/>
      <text:p text:style-name="P1"/>
      <text:p text:style-name="P31">LibreChainEDA is designed to meet the needs of a professional IC design team. I<text:span text:style-name="T11">t</text:span> may be used for FPGA design as well <text:s/><text:span text:style-name="T11">but all flows will be suitable for use by IC design teams</text:span></text:p>
      <text:p text:style-name="P2"/>
      <text:p text:style-name="P31">All IP will conform to the IP-Xact 1685-2014 packaging standard. <text:span text:style-name="T11">A set of</text:span> <text:span text:style-name="T11">vendorExtensions will be created to augment the standard where needed.</text:span></text:p>
      <text:p text:style-name="P2"/>
      <text:p text:style-name="P31">All work will be licensed under ??????????????????????????? <text:s/><text:span text:style-name="T12">All libreChainEDA will be open source non-commercial but there are no restrictions on using libreChainEDA to create commercial designs.</text:span></text:p>
      <text:p text:style-name="P2"/>
      <text:p text:style-name="P32">All flows will be completely automated with no human intervention required</text:p>
      <text:p text:style-name="P32"/>
      <text:p text:style-name="P32"><text:span text:style-name="T12">Tool f</text:span>lows will be designed for parallel execution where ever possible.</text:p>
      <text:p text:style-name="P2"/>
      <text:p text:style-name="P33">Tool flows will be self checking and fatal errors will not be buried deep in some log file.</text:p>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
      <text:p text:style-name="P3"/>
      <text:p text:style-name="P45">LibreChainEDA Supported Tools</text:p>
      <text:p text:style-name="P38"/>
      <text:p text:style-name="P38"/>
      <text:p text:style-name="P48">kactus2 </text:p>
      <text:p text:style-name="P48"/>
      <text:p text:style-name="P48"><text:span text:style-name="T14">Version </text:span>3.1.2</text:p>
      <text:p text:style-name="P45"/>
      <text:p text:style-name="P52"><text:a xlink:type="simple" xlink:href="https://sourceforge.net/projects/kactus2/" text:style-name="Internet_20_link" text:visited-style-name="Visited_20_Internet_20_Link">sourceforge.net/projects/kactus2/</text:a></text:p>
      <text:p text:style-name="P73"/>
      <text:p text:style-name="P11"/>
      <text:p text:style-name="P45"/>
      <text:p text:style-name="P48"><text:span text:style-name="T10">fusesoc</text:span> <text:s/></text:p>
      <text:p text:style-name="P48"/>
      <text:p text:style-name="P48"><text:span text:style-name="T14">Version </text:span>1.<text:span text:style-name="T10">5</text:span></text:p>
      <text:p text:style-name="P39"/>
      <text:p text:style-name="P52">github.com/olofk</text:p>
      <text:p text:style-name="P39"/>
      <text:p text:style-name="P46"/>
      <text:p text:style-name="P45"/>
      <text:p text:style-name="P45"/>
      <text:p text:style-name="P48"><text:span text:style-name="T10">icarus verilog </text:span><text:s/></text:p>
      <text:p text:style-name="P48"/>
      <text:p text:style-name="P52">Version 10 </text:p>
      <text:p text:style-name="P45"/>
      <text:p text:style-name="P52"><text:a xlink:type="simple" xlink:href="http://iverilog.icarus.com/" text:style-name="Internet_20_link" text:visited-style-name="Visited_20_Internet_20_Link">iverilog.icarus.com/</text:a></text:p>
      <text:p text:style-name="P52"/>
      <text:p text:style-name="P52"><text:span text:style-name="Source_20_Text"><text:span text:style-name="T15">github.com/steveicarus/iverilog.git</text:span></text:span></text:p>
      <text:p text:style-name="P52"><text:span text:style-name="Source_20_Text"><text:span text:style-name="T15"/></text:span></text:p>
      <text:p text:style-name="P52"><text:span text:style-name="Source_20_Text"><text:span text:style-name="T15"/></text:span></text:p>
      <text:p text:style-name="P70"/>
      <text:p text:style-name="P45"/>
      <text:p text:style-name="P48"><text:span text:style-name="T10">verilator </text:span><text:s/></text:p>
      <text:p text:style-name="P48"/>
      <text:p text:style-name="P48"><text:span text:style-name="T14">Version </text:span>3.<text:span text:style-name="T14">886</text:span></text:p>
      <text:p text:style-name="P38"/>
      <text:p text:style-name="P52"><text:a xlink:type="simple" xlink:href="http://www.veripool.org/projects/verilator/wiki/Installing" text:style-name="Internet_20_link" text:visited-style-name="Visited_20_Internet_20_Link">www.veripool.org/projects/verilator/wiki/Installing</text:a></text:p>
      <text:p text:style-name="P52"/>
      <text:p text:style-name="P11">Most engineers will spend their entire career without ever encountering a problem that is so new that it has never been seen before now. Some of our problems are so old that their original names are in Latin.</text:p>
      <text:p text:style-name="P39"><text:soft-page-break/></text:p>
      <text:p text:style-name="P48"><text:span text:style-name="T10">ghdl</text:span> </text:p>
      <text:p text:style-name="P48"/>
      <text:p text:style-name="P52">Version 0.29.1</text:p>
      <text:p text:style-name="P39"><text:span text:style-name="Source_20_Text"><text:span text:style-name="T15"/></text:span></text:p>
      <text:p text:style-name="P41"><text:span text:style-name="Source_20_Text"><text:span text:style-name="T16">ghdl.free.fr/site/pmwiki.php?n=Main.Download</text:span></text:span></text:p>
      <text:p text:style-name="P11"/>
      <text:p text:style-name="P46"/>
      <text:p text:style-name="P46"/>
      <text:p text:style-name="P46"/>
      <text:p text:style-name="P48"><text:span text:style-name="T10">gtkwave</text:span> </text:p>
      <text:p text:style-name="P48"/>
      <text:p text:style-name="P48"><text:span text:style-name="T14">Version </text:span>3.<text:span text:style-name="T14">3</text:span>.<text:span text:style-name="T14">76</text:span></text:p>
      <text:p text:style-name="P48"/>
      <text:p text:style-name="P52"><text:a xlink:type="simple" xlink:href="http://gtkwave.sourceforge.net/" text:style-name="Internet_20_link" text:visited-style-name="Visited_20_Internet_20_Link">gtkwave.sourceforge.net/</text:a></text:p>
      <text:p text:style-name="P52"/>
      <text:p text:style-name="P70"/>
      <text:p text:style-name="P46"/>
      <text:p text:style-name="P48"><text:span text:style-name="T10">covered </text:span></text:p>
      <text:p text:style-name="P48"/>
      <text:p text:style-name="P48"><text:span text:style-name="T14">Version 0</text:span>.<text:span text:style-name="T14">7</text:span>.<text:span text:style-name="T14">10</text:span></text:p>
      <text:p text:style-name="P48"/>
      <text:p text:style-name="P52"><text:a xlink:type="simple" xlink:href="http://covered.sourceforge.net/" text:style-name="Internet_20_link" text:visited-style-name="Visited_20_Internet_20_Link">covered.sourceforge.net</text:a></text:p>
      <text:p text:style-name="P52"/>
      <text:p text:style-name="P52"/>
      <text:p text:style-name="P11"/>
      <text:p text:style-name="P48"><text:span text:style-name="T10">yosys </text:span><text:s/></text:p>
      <text:p text:style-name="P48"/>
      <text:p text:style-name="P48"><text:span text:style-name="T14">version 0</text:span>.<text:span text:style-name="T14">6</text:span></text:p>
      <text:p text:style-name="P48"/>
      <text:p text:style-name="P52">www.clifford.at/yosys/</text:p>
      <text:p text:style-name="P39"/>
      <text:p text:style-name="P11"/>
      <text:p text:style-name="P46"/>
      <text:p text:style-name="P47"/>
      <text:p text:style-name="P47"/>
      <text:p text:style-name="P47"/>
      <text:p text:style-name="P47"/>
      <text:p text:style-name="P47"/>
      <text:p text:style-name="P47"/>
      <text:p text:style-name="P47"/>
      <text:p text:style-name="P47"/>
      <text:p text:style-name="P47"><text:soft-page-break/><text:span text:style-name="T11">ICE Storm </text:span><text:s/></text:p>
      <text:p text:style-name="P47"/>
      <text:p text:style-name="P52">Version </text:p>
      <text:p text:style-name="P52">www.clifford.at/icestorm/</text:p>
      <text:p text:style-name="P71"/>
      <text:p text:style-name="P46"/>
      <text:p text:style-name="P46"/>
      <text:p text:style-name="P46"/>
      <text:p text:style-name="P49"><text:span text:style-name="T10">Xilinx Webpack</text:span> </text:p>
      <text:p text:style-name="P49"/>
      <text:p text:style-name="P49"><text:span text:style-name="T17">Version 14</text:span>.<text:span text:style-name="T17">7</text:span></text:p>
      <text:p text:style-name="P49"/>
      <text:p text:style-name="P53">www.xilinx.com/products/design-tools/ise-design-suite/ise-webpack.html</text:p>
      <text:p text:style-name="P38"/>
      <text:p text:style-name="P39"/>
      <text:p text:style-name="P11"/>
      <text:p text:style-name="P38"/>
      <text:p text:style-name="P38"/>
      <text:p text:style-name="P50">Altera quatrus <text:span text:style-name="T17">prime lite</text:span></text:p>
      <text:p text:style-name="P50"/>
      <text:p text:style-name="P53">Version 16.0</text:p>
      <text:p text:style-name="P53"/>
      <text:p text:style-name="P53">www.altera.com/downloads/download-center.html</text:p>
      <text:p text:style-name="P38"/>
      <text:p text:style-name="P3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46">LibreChainEDA Supported <text:span text:style-name="T10">Development Boards</text:span></text:p>
      <text:p text:style-name="P39"/>
      <text:p text:style-name="P39"/>
      <text:p text:style-name="P50">Digilent Nexys2</text:p>
      <text:p text:style-name="P46"/>
      <text:p text:style-name="P39"/>
      <text:p text:style-name="P11">Most engineers will spend their entire career without ever encountering a problem that is so new that it has never been seen before now. Some of our problems are so old that their original names are in Latin.</text:p>
      <text:p text:style-name="P6"/>
      <text:p text:style-name="P11">A Priori refers to the case where you have complete knowledge of the situation beforehand. A Posteriori means that there are pieces to the p</text:p>
      <text:p text:style-name="P46"/>
      <text:p text:style-name="P50">DE0_nano</text:p>
      <text:p text:style-name="P50"/>
      <text:p text:style-name="P39"/>
      <text:p text:style-name="P11">Most engineers will spend their entire career without ever encountering a problem that is so new that it has never been seen before now. Some of our problems are so old that their original names are in Lati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1">Introduction</text:p>
      <text:p text:style-name="P40"/>
      <text:p text:style-name="P7"/>
      <text:p text:style-name="P33">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33"/>
      <text:p text:style-name="P33"/>
      <text:p text:style-name="P35">Most EDA tool flows used in the industry are a joke. Makefiles calling perl scripts calling EDA tools and then calling SED a few times to fix an output file. Then you hack the whole thing to run recursively.</text:p>
      <text:p text:style-name="P35"/>
      <text:p text:style-name="P35"/>
      <text:p text:style-name="P35">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46"><text:s/></text:p>
      <text:p text:style-name="P35">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13">the silicon design house engineers may be seeing their own requirements for the first time.</text:span></text:p>
      <text:p text:style-name="P35"/>
      <text:p text:style-name="P36">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36"/>
      <text:p text:style-name="P36">LibreChainEDA is a program designed to harness the power of open source to create a powerful collection of EDA tool flows and make then available to all designers in the industry for ASIC and FPGA designs.</text:p>
      <text:p text:style-name="P36"/>
      <text:p text:style-name="P36"/>
      <text:p text:style-name="P36"/>
      <text:p text:style-name="P36"/>
      <text:p text:style-name="P3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03T16:57:26.783458367</dc:date>
    <meta:editing-duration>PT8H4M58S</meta:editing-duration>
    <meta:editing-cycles>40</meta:editing-cycles>
    <meta:generator>LibreOffice/5.0.6.2$Linux_X86_64 LibreOffice_project/00m0$Build-2</meta:generator>
    <meta:document-statistic meta:table-count="0" meta:image-count="0" meta:object-count="0" meta:page-count="8" meta:paragraph-count="75" meta:word-count="862" meta:character-count="5630" meta:non-whitespace-character-count="4539"/>
  </office:meta>
</office:document-meta>
</file>